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textarea-horizontal-align="center" draw:auto-grow-height="true" draw:auto-grow-width="true" draw:fit-to-size="false" style:shrink-to-fit="false" fo:min-height="2.333cm" fo:min-width="21cm"/>
    </style:style>
    <style:style style:name="pr2" style:family="presentation" style:parent-style-name="Title-outline1">
      <style:graphic-properties fo:min-height="2.7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Common-title">
      <style:graphic-properties draw:auto-grow-height="true" fo:min-height="2.469cm"/>
    </style:style>
    <style:style style:name="pr5" style:family="presentation" style:parent-style-name="Common-outline1">
      <style:graphic-properties fo:min-height="14.236cm"/>
    </style:style>
    <style:style style:name="pr6" style:family="presentation" style:parent-style-name="Common-notes">
      <style:graphic-properties draw:fill-color="#ffffff" draw:auto-grow-height="true" fo:min-height="12.572cm"/>
    </style:style>
    <style:style style:name="pr7" style:family="presentation" style:parent-style-name="Common-outline1">
      <style:graphic-properties fo:min-height="11.822cm"/>
    </style:style>
    <style:style style:name="pr8" style:family="presentation" style:parent-style-name="Common-notes">
      <style:graphic-properties draw:fill-color="#ffffff" fo:min-height="12.572cm"/>
    </style:style>
    <style:style style:name="pr9" style:family="presentation" style:parent-style-name="Common-title">
      <style:graphic-properties fo:min-height="2.469cm"/>
    </style:style>
    <style:style style:name="P1" style:family="paragraph">
      <style:text-properties fo:font-size="34pt" style:font-size-asian="34pt" style:font-size-complex="3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variant="normal" fo:text-transform="none" fo:color="#46454f" style:text-outline="false" style:text-line-through-style="none" style:text-line-through-type="none" style:font-name="Liberation Sans" fo:font-size="26.6000003814697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1" draw:layer="layout" svg:width="21cm" svg:height="2.333cm" svg:x="7cm" svg:y="9.166cm" presentation:class="title">
          <draw:text-box>
            <text:p><text:span text:style-name="T1">J05 – Outils – Outils Graphique</text:span></text:p>
          </draw:text-box>
        </draw:frame>
        <draw:frame presentation:style-name="pr2" draw:layer="layout" svg:width="25.198cm" svg:height="2.499cm" svg:x="1.4cm" svg:y="14cm" presentation:class="outline">
          <draw:text-box>
            <text:list text:style-name="L2">
              <text:list-item>
                <text:p>JSON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mmon" presentation:presentation-page-layout-name="AL1T1">
        <office:forms form:automatic-focus="false" form:apply-design-mode="false"/>
        <draw:frame presentation:style-name="pr4" draw:layer="layout" svg:width="25.198cm" svg:height="2.469cm" svg:x="1.4cm" svg:y="0.694cm" presentation:class="title">
          <draw:text-box>
            <text:p>Générer Json </text:p>
          </draw:text-box>
        </draw:frame>
        <draw:frame presentation:style-name="pr5" draw:layer="layout" svg:width="25.198cm" svg:height="12.072cm" svg:x="1.4cm" svg:y="4.093cm" presentation:class="outline" presentation:user-transformed="true">
          <draw:text-box>
            <text:list text:style-name="L3">
              <text:list-item>
                <text:p>Pour transformer un objet serializé em Json</text:p>
              </text:list-item>
            </text:list>
            <text:p>String EditorJsonUtility.ToJson(object obj);</text:p>
            <text:p>Ou</text:p>
            <text:p>JsonUtility.ToJson(object obj)</text:p>
            <text:list text:continue-numbering="true" text:style-name="L3">
              <text:list-item>
                <text:p>Sauvegarder dans un fichier</text:p>
              </text:list-item>
            </text:list>
            <text:p>File.WriteAllText(Path.Combine(Application.streamingAssetsPath, "saveData.json"), jsonString)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mmon" presentation:presentation-page-layout-name="AL1T1">
        <office:forms form:automatic-focus="false" form:apply-design-mode="false"/>
        <draw:frame presentation:style-name="pr4" draw:layer="layout" svg:width="25.198cm" svg:height="2.469cm" svg:x="1.4cm" svg:y="0.694cm" presentation:class="title">
          <draw:text-box>
            <text:p>Lire JSON</text:p>
          </draw:text-box>
        </draw:frame>
        <draw:frame presentation:style-name="pr7" draw:layer="layout" svg:width="25.198cm" svg:height="12.072cm" svg:x="1.4cm" svg:y="4.093cm" presentation:class="outline" presentation:user-transformed="true">
          <draw:text-box>
            <text:list text:style-name="L3">
              <text:list-item>
                <text:p>Récupérer le texte dans le fichier</text:p>
              </text:list-item>
            </text:list>
            <text:p><text:span text:style-name="T2"><text:s/></text:span><text:span text:style-name="T2">var inputString = File.ReadAllText(Path.Combine(Application.streamingAssetsPath, "</text:span>saveData.json"));</text:p>
            <text:list text:continue-numbering="true" text:style-name="L3">
              <text:list-item>
                <text:p>Désérialiser le string en Object</text:p>
              </text:list-item>
            </text:list>
            <text:p>Object obj = JsonUtility.FromJson&lt;TypeOfObject&gt;(inputString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mmon" presentation:presentation-page-layout-name="AL1T1">
        <office:forms form:automatic-focus="false" form:apply-design-mode="false"/>
        <draw:frame presentation:style-name="pr4" draw:layer="layout" svg:width="25.198cm" svg:height="2.469cm" svg:x="1.4cm" svg:y="0.694cm" presentation:class="title">
          <draw:text-box>
            <text:p>Json cas particulier</text:p>
          </draw:text-box>
        </draw:frame>
        <draw:frame presentation:style-name="pr7" draw:layer="layout" svg:width="25.198cm" svg:height="12.072cm" svg:x="1.4cm" svg:y="4.093cm" presentation:class="outline">
          <draw:text-box>
            <text:list text:style-name="L3">
              <text:list-item>
                <text:p>Dans Unity JsonUtility ne permet de Jsonifier un array ou une list directement.</text:p>
              </text:list-item>
              <text:list-item>
                <text:p>Il faut mettre cette liste dans une class Wrapper et ca fonction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mmon" presentation:presentation-page-layout-name="AL1T1">
        <office:forms form:automatic-focus="false" form:apply-design-mode="false"/>
        <draw:frame presentation:style-name="pr4" draw:layer="layout" svg:width="25.198cm" svg:height="2.469cm" svg:x="1.4cm" svg:y="0.694cm" presentation:class="title">
          <draw:text-box>
            <text:p>Xml</text:p>
          </draw:text-box>
        </draw:frame>
        <draw:frame presentation:style-name="pr7" draw:layer="layout" svg:width="25.198cm" svg:height="12.072cm" svg:x="1.4cm" svg:y="4.093cm" presentation:class="outline" presentation:user-transformed="true">
          <draw:text-box>
            <text:p><text:a xlink:href="https://gram.gs/gramlog/xml-serialization-and-deserialization-in-unity/" xlink:type="simple">https://gram.gs/gramlog/xml-serialization-and-deserialization-in-unity/</text:a></text:p>
            <text:p><text:a xlink:href="http://wiki.unity3d.com/index.php?title=Saving_and_Loading_Data:_XmlSerializer" xlink:type="simple">http://wiki.unity3d.com/index.php?title=Saving_and_Loading_Data:_XmlSerializer</text:a></text:p>
            <text:list text:style-name="L3">
              <text:list-item>
                <text:p>Doit ajouter des attributs sur les champs dans la classe que l’ on veut serializer.</text:p>
                <text:list>
                  <text:list-item>
                    <text:p>[XmlAttribute("colorR")]</text:p>
                  </text:list-item>
                  <text:list-item>
                    <text:p>[XmlArray("colors"), XmlArrayItem("float")]</text:p>
                  </text:list-item>
                </text:list>
              </text:list-item>
              <text:list-item>
                <text:p>Ne peut serializer que les types primitif, donc pas de Vector3 il faudra refaire le vector3 en 3 flo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mmon" presentation:presentation-page-layout-name="AL1T1">
        <office:forms form:automatic-focus="false" form:apply-design-mode="false"/>
        <draw:frame presentation:style-name="pr9" draw:layer="layout" svg:width="25.198cm" svg:height="2.469cm" svg:x="1.4cm" svg:y="0.694cm" presentation:class="title">
          <draw:text-box>
            <text:p>Xml Save</text:p>
          </draw:text-box>
        </draw:frame>
        <draw:frame presentation:style-name="pr7" draw:layer="layout" svg:width="25.198cm" svg:height="12.072cm" svg:x="1.4cm" svg:y="4.093cm" presentation:class="outline" presentation:user-transformed="true">
          <draw:text-box>
            <text:p>private void SaveXMLData&lt;T&gt;(T toSave, string path) {</text:p>
            <text:p><text:s text:c="8"/>if (File.Exists(path)) {</text:p>
            <text:p><text:s text:c="12"/>File.Delete(path);</text:p>
            <text:p><text:s text:c="8"/>}</text:p>
            <text:p><text:s text:c="8"/>var serializer = new XmlSerializer(typeof(T));</text:p>
            <text:p><text:s text:c="8"/>var stream = new FileStream(path, FileMode.Create);</text:p>
            <text:p><text:s text:c="8"/>serializer.Serialize(stream, toSave);</text:p>
            <text:p><text:s text:c="8"/>stream.Close();</text:p>
            <text:p><text:s text:c="4"/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mmon" presentation:presentation-page-layout-name="AL1T1">
        <office:forms form:automatic-focus="false" form:apply-design-mode="false"/>
        <draw:frame presentation:style-name="pr9" draw:layer="layout" svg:width="25.198cm" svg:height="2.469cm" svg:x="1.4cm" svg:y="0.694cm" presentation:class="title">
          <draw:text-box>
            <text:p>Xml Read</text:p>
          </draw:text-box>
        </draw:frame>
        <draw:frame presentation:style-name="pr7" draw:layer="layout" svg:width="25.198cm" svg:height="12.072cm" svg:x="1.4cm" svg:y="4.093cm" presentation:class="outline" presentation:user-transformed="true">
          <draw:text-box>
            <text:p>private T LoadFromXMLFile&lt;T&gt;(string path) {</text:p>
            <text:p><text:s text:c="8"/>if (File.Exists(path)) {</text:p>
            <text:p><text:s text:c="12"/>var serializer = new XmlSerializer(typeof(PlayerData));</text:p>
            <text:p><text:s text:c="12"/>var stream = new FileStream(path, FileMode.Open);</text:p>
            <text:p><text:s text:c="12"/>T ret = (T) serializer.Deserialize(stream);</text:p>
            <text:p><text:s text:c="12"/>stream.Close();</text:p>
            <text:p><text:s text:c="12"/>return ret;</text:p>
            <text:p><text:s text:c="8"/>}</text:p>
            <text:p><text:s text:c="8"/>else {</text:p>
            <text:p><text:s text:c="12"/>return default(T);</text:p>
            <text:p><text:s text:c="8"/>}</text:p>
            <text:p><text:s text:c="4"/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mmon" presentation:presentation-page-layout-name="AL1T1">
        <office:forms form:automatic-focus="false" form:apply-design-mode="false"/>
        <draw:frame presentation:style-name="pr9" draw:layer="layout" svg:width="25.198cm" svg:height="2.469cm" svg:x="1.4cm" svg:y="0.694cm" presentation:class="title">
          <draw:text-box>
            <text:p>Save Binary</text:p>
          </draw:text-box>
        </draw:frame>
        <draw:frame presentation:style-name="pr7" draw:layer="layout" svg:width="25.198cm" svg:height="12.072cm" svg:x="1.4cm" svg:y="4.093cm" presentation:class="outline" presentation:user-transformed="true">
          <draw:text-box>
            <text:p>private void SaveBinaryData&lt;T&gt;(T toSave, string path) {</text:p>
            <text:p><text:s text:c="8"/>BinaryFormatter bf = new BinaryFormatter();</text:p>
            <text:p><text:s text:c="8"/>if (File.Exists(path)) {</text:p>
            <text:p><text:s text:c="12"/>File.Delete(path);</text:p>
            <text:p><text:s text:c="8"/>}</text:p>
            <text:p><text:s text:c="8"/>FileStream file = File.Create(path);</text:p>
            <text:p><text:s text:c="8"/>bf.Serialize(file, toSave);</text:p>
            <text:p><text:s text:c="8"/>file.Close();</text:p>
            <text:p><text:s text:c="4"/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mmon" presentation:presentation-page-layout-name="AL1T1">
        <office:forms form:automatic-focus="false" form:apply-design-mode="false"/>
        <draw:frame presentation:style-name="pr9" draw:layer="layout" svg:width="25.198cm" svg:height="2.469cm" svg:x="1.4cm" svg:y="0.694cm" presentation:class="title">
          <draw:text-box>
            <text:p>Load Binary</text:p>
          </draw:text-box>
        </draw:frame>
        <draw:frame presentation:style-name="pr7" draw:layer="layout" svg:width="25.198cm" svg:height="12.072cm" svg:x="1.4cm" svg:y="4.093cm" presentation:class="outline">
          <draw:text-box>
            <text:p>private T LoadFromBinaryFile&lt;T&gt;(string path) {</text:p>
            <text:p><text:s text:c="8"/>if (File.Exists(path)) {</text:p>
            <text:p><text:s text:c="12"/>BinaryFormatter bf = new BinaryFormatter();</text:p>
            <text:p><text:s text:c="12"/>FileStream file = File.Open(path, FileMode.Open);</text:p>
            <text:p><text:s text:c="12"/>T ret = (T) bf.Deserialize(file);</text:p>
            <text:p><text:s text:c="12"/>file.Close();</text:p>
            <text:p><text:s text:c="12"/>return ret;</text:p>
            <text:p><text:s text:c="8"/>}</text:p>
            <text:p><text:s text:c="8"/>else {</text:p>
            <text:p><text:s text:c="12"/>return default(T);</text:p>
            <text:p><text:s text:c="8"/>}</text:p>
            <text:p><text:s text:c="4"/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Common-background" style:family="presentation">
      <style:graphic-properties draw:stroke="none" draw:fill="none"/>
      <style:text-properties style:letter-kerning="true"/>
    </style:style>
    <style:style style:name="Comm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m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mon-outline1" style:family="presentation">
      <style:graphic-properties draw:stroke="none" draw:fill="none" draw:auto-grow-height="false" draw:fit-to-size="shrink-to-fit" style:shrink-to-fit="true">
        <text:list-style style:name="Comm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fo:color="#46454f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on-outline2" style:family="presentation" style:parent-style-name="Common-outline1">
      <style:paragraph-properties fo:margin-left="0cm" fo:margin-right="0cm" fo:margin-top="0.332cm" fo:margin-bottom="0cm" fo:text-indent="0cm"/>
      <style:text-properties fo:font-size="23.2999992370605pt" style:font-size-asian="28pt" style:font-size-complex="28pt"/>
    </style:style>
    <style:style style:name="Common-outline3" style:family="presentation" style:parent-style-name="Common-outline2">
      <style:paragraph-properties fo:margin-left="0cm" fo:margin-right="0cm" fo:margin-top="0.246cm" fo:margin-bottom="0cm" fo:text-indent="0cm"/>
      <style:text-properties fo:font-size="20pt" style:font-size-asian="24pt" style:font-size-complex="24pt"/>
    </style:style>
    <style:style style:name="Common-outline4" style:family="presentation" style:parent-style-name="Common-outline3">
      <style:paragraph-properties fo:margin-left="0cm" fo:margin-right="0cm" fo:margin-top="0.164cm" fo:margin-bottom="0cm" fo:text-indent="0cm"/>
      <style:text-properties fo:font-size="16.6000003814697pt" style:font-size-asian="20pt" style:font-size-complex="20pt"/>
    </style:style>
    <style:style style:name="Common-outline5" style:family="presentation" style:parent-style-name="Common-outline4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Common-outline6" style:family="presentation" style:parent-style-name="Common-outline5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Common-outline7" style:family="presentation" style:parent-style-name="Common-outline6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Common-outline8" style:family="presentation" style:parent-style-name="Common-outline7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Common-outline9" style:family="presentation" style:parent-style-name="Common-outline8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Common-subtitle" style:family="presentation">
      <style:graphic-properties draw:stroke="none" draw:fill="none" draw:textarea-vertical-align="middle">
        <text:list-style style:name="Comm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on-title" style:family="presentation">
      <style:graphic-properties draw:stroke="none" draw:fill="none" draw:textarea-vertical-align="middle">
        <text:list-style style:name="Comm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32cm" fo:margin-bottom="0cm" fo:text-align="center" fo:text-indent="0cm"/>
      <style:text-properties fo:color="#ffffff" fo:font-size="23.2999992370605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46cm" fo:margin-bottom="0cm" fo:text-align="center" fo:text-indent="0cm"/>
      <style:text-properties fo:color="#ffffff" fo:font-size="20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64cm" fo:margin-bottom="0cm" fo:text-align="center" fo:text-indent="0cm"/>
      <style:text-properties fo:color="#ffffff" fo:font-size="16.6000003814697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8cm" fo:margin-bottom="0cm" fo:text-align="center" fo:text-indent="0cm"/>
      <style:text-properties fo:color="#ffffff" fo:font-size="16.6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cm" fo:margin-bottom="0cm" fo:text-align="center" fo:text-indent="0cm"/>
      <style:text-properties fo:color="#ffffff" fo:font-size="16.6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cm" fo:margin-bottom="0cm" fo:text-align="center" fo:text-indent="0cm"/>
      <style:text-properties fo:color="#ffffff" fo:font-size="16.6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mmon-backgroundobjects">
      <style:graphic-properties draw:fill-color="#1b4145" draw:textarea-vertical-align="middle" draw:auto-grow-height="false" fo:min-height="3.666cm" fo:min-width="28cm"/>
    </style:style>
    <style:style style:name="Mpr2" style:family="presentation" style:parent-style-name="Common-backgroundobjects">
      <style:graphic-properties draw:stroke="none" svg:stroke-color="#cccccc" draw:marker-start="" draw:fill-color="#7a9441" draw:textarea-vertical-align="middle" draw:auto-grow-height="false" fo:min-height="0.333cm" fo:min-width="27.599cm" draw:shadow="visible"/>
    </style:style>
    <style:style style:name="Mpr3" style:family="presentation" style:parent-style-name="Common-backgroundobjects">
      <style:graphic-properties draw:stroke="none" svg:stroke-color="#ffffff" draw:fill-color="#eb1c23" draw:textarea-vertical-align="middle" draw:auto-grow-height="false" fo:min-height="0.333cm" fo:min-width="13.001cm"/>
    </style:style>
    <style:style style:name="Mpr4" style:family="presentation" style:parent-style-name="Common-title">
      <style:graphic-properties draw:auto-grow-height="false" fo:min-height="3.507cm"/>
    </style:style>
    <style:style style:name="Mpr5" style:family="presentation" style:parent-style-name="Common-outline1">
      <style:graphic-properties fo:min-height="12.18cm"/>
    </style:style>
    <style:style style:name="Mpr6" style:family="presentation" style:parent-style-name="Comm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Common-backgroundobjects">
      <style:graphic-properties svg:stroke-color="#ffffff" draw:marker-start="" draw:fill="solid" draw:fill-color="#7a9441" draw:textarea-vertical-align="middle" draw:auto-grow-height="false" fo:min-height="0.166cm" fo:min-width="28cm"/>
    </style:style>
    <style:style style:name="Mpr8" style:family="presentation" style:parent-style-name="Common-backgroundobjects">
      <style:graphic-properties draw:stroke="none" draw:fill="none" draw:fill-color="#ffffff" draw:auto-grow-height="false" fo:min-height="1.397cm"/>
    </style:style>
    <style:style style:name="Mpr9" style:family="presentation" style:parent-style-name="Common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-backgroundobjects">
      <style:graphic-properties draw:stroke="none" draw:fill-color="#7a9441" draw:textarea-vertical-align="middle" draw:auto-grow-height="false" fo:min-height="13.165cm" fo:min-width="28cm"/>
    </style:style>
    <style:style style:name="Mpr11" style:family="presentation" style:parent-style-name="Title-backgroundobjects">
      <style:graphic-properties draw:stroke="none" svg:stroke-color="#ffffff" draw:marker-start="" draw:fill="solid" draw:fill-color="#46454f" draw:textarea-vertical-align="middle" draw:auto-grow-height="false" fo:min-height="4.333cm" fo:min-width="28cm"/>
    </style:style>
    <style:style style:name="Mpr12" style:family="presentation" style:parent-style-name="Title-backgroundobjects">
      <style:graphic-properties draw:stroke="none" draw:fill-color="#eb1c23" draw:textarea-vertical-align="middle" draw:auto-grow-height="false" fo:min-height="1.332cm" fo:min-width="24.799cm"/>
    </style:style>
    <style:style style:name="Mpr13" style:family="presentation" style:parent-style-name="Title-backgroundobjects">
      <style:graphic-properties draw:stroke="none" svg:stroke-color="#ffffff" draw:fill-color="#1b4145" draw:textarea-vertical-align="middle" draw:auto-grow-height="false" fo:min-height="2.333cm" fo:min-width="21.009cm"/>
    </style:style>
    <style:style style:name="Mpr14" style:family="presentation" style:parent-style-name="Title-title">
      <style:graphic-properties draw:auto-grow-height="false" fo:min-height="3.507cm"/>
    </style:style>
    <style:style style:name="Mpr15" style:family="presentation" style:parent-style-name="Title-outline1">
      <style:graphic-properties fo:min-height="12.18cm"/>
    </style:style>
    <style:style style:name="Mpr16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b4145"/>
      <style:paragraph-properties fo:text-align="center"/>
    </style:style>
    <style:style style:name="MP6" style:family="paragraph">
      <loext:graphic-properties draw:fill-color="#7a9441"/>
      <style:paragraph-properties fo:text-align="center"/>
    </style:style>
    <style:style style:name="MP7" style:family="paragraph">
      <loext:graphic-properties draw:fill-color="#eb1c23"/>
      <style:paragraph-properties fo:text-align="center"/>
    </style:style>
    <style:style style:name="MP8" style:family="paragraph">
      <loext:graphic-properties draw:fill="solid" draw:fill-color="#7a9441"/>
      <style:paragraph-properties fo:text-align="center"/>
    </style:style>
    <style:style style:name="MP9" style:family="paragraph">
      <loext:graphic-properties draw:fill="solid" draw:fill-color="#46454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Commo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3.666cm" svg:x="0.002cm" svg:y="0.003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.599cm" svg:height="0.333cm" svg:x="0cm" svg:y="16.4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3.001cm" svg:height="0.333cm" svg:x="14.998cm" svg:y="3.16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5.198cm" svg:height="2.469cm" svg:x="1.4cm" svg:y="0.694cm" presentation:class="title">
        <draw:text-box>
          <text:p>Cliquez pour éditer le format du texte-titre</text:p>
        </draw:text-box>
      </draw:frame>
      <draw:frame presentation:style-name="Mpr5" draw:layer="backgroundobjects" svg:width="25.198cm" svg:height="12.072cm" svg:x="1.4cm" svg:y="4.093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4" draw:layer="backgroundobjects" svg:width="6.523cm" svg:height="1.206cm" svg:x="21.399cm" svg:y="16.499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7" draw:text-style-name="MP8" draw:layer="backgroundobjects" svg:width="28cm" svg:height="0.166cm" svg:x="0.002cm" svg:y="3.83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Common-title" draw:layer="backgroundobjects" svg:width="13.968cm" svg:height="10.476cm" svg:x="3.81cm" svg:y="2.123cm" presentation:class="page"/>
        <draw:frame presentation:style-name="Comm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presentation:style-name="Mpr10" draw:text-style-name="MP6" draw:layer="backgroundobjects" svg:width="28cm" svg:height="13.165cm" svg:x="0cm" svg:y="0.002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9" draw:layer="backgroundobjects" svg:width="28cm" svg:height="4.333cm" svg:x="0cm" svg:y="13.165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4.799cm" svg:height="1.332cm" svg:x="1.799cm" svg:y="8.5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5" draw:layer="backgroundobjects" svg:width="21.009cm" svg:height="2.333cm" svg:x="7cm" svg:y="9.16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4" draw:layer="backgroundobjects" svg:width="21cm" svg:height="2.333cm" svg:x="7cm" svg:y="9.166cm" presentation:class="title">
        <draw:text-box>
          <text:p>Cliquez pour éditer le format du texte-titre</text:p>
        </draw:text-box>
      </draw:frame>
      <draw:frame presentation:style-name="Mpr15" draw:layer="backgroundobjects" svg:width="25.198cm" svg:height="2.499cm" svg:x="1.4cm" svg:y="14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9:54:49.760663160</meta:creation-date>
    <dc:date>2020-03-11T21:55:11.884463093</dc:date>
    <meta:editing-duration>PT6H43M5S</meta:editing-duration>
    <meta:editing-cycles>61</meta:editing-cycles>
    <meta:generator>LibreOffice/6.0.7.3$Linux_X86_64 LibreOffice_project/00m0$Build-3</meta:generator>
    <meta:document-statistic meta:object-count="71"/>
  </office:meta>
</office:document-meta>
</file>